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startElement( String uri , String localName , String qName , 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EventModelParser.getContentHandler( Event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Parser.parse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r( Event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